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3.1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Çalışma Sayfası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difficul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 Two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est Substring Without Repeating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dian of Two Sorted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est Palindromic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igZag Conver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erse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ring to Integer (atoi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lindrom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gular Expression Match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tainer With Most Wa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teger to Roma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man to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ongest Common Pref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Sum Clos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tter Combinations of a Phon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move Nth Node From End of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lid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rge Two Sorted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nerate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ge k Sorted 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wap Nodes in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verse Nodes in k-Grou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move Duplicates from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move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mplement strStr()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vide Two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bstring with Concatenation of All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xt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ongest Valid Parenthes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rch in Rotated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ind First and Last Position of Element in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earch Insert Pos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alid Sudoku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doku Solv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unt and S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mbinatio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mbination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irst Missing Positiv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rapping Rain Wa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ultiply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ildcard Match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ump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rmut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ermutation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otate Ima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roup Anagra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ow(x, n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-Quee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-Queen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ximum Sub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iral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ump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erge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Insert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ength of Last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piral Matri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mutation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tate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Unique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Unique Path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nimum Pa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alid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lus O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dd Bin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ext Justific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qrt(x)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limbing St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plify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dit Dista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et Matrix Zer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earch a 2D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ort Col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inimum Window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mbin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ord Sear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move Duplicates from Sorted Arra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earch in Rotated Sorted Arra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emove Duplicates from Sorted Li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emove Duplicates from Sort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rgest Rectangle in Histogr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ximal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rtition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cramble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rge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Gray C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ubse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code W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everse Linked Li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estore IP Addres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inary Tree In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ique Binary Search Tre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nique Binary Search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Interleaving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alidate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ecover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me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ymmetric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nary Tree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nary Tree Zigzag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aximum Depth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onstruct Binary Tree from Preorder and In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nstruct Binary Tree from Inorder and Post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inary Tree Level Order Traversal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vert Sorted Array to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nvert Sorted List to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alanced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inimum Depth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th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th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atten Binary Tree to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istinct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opulating Next Right Pointers in Each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opulating Next Right Pointers in Each Nod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scal's Tri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ascal's Triangl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riang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est Time to Buy and Sell Sto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est Time to Buy and Sell Stock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est Time to Buy and Sell Stock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inary Tree Maximum Path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Valid Palindro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ord Ladd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ord Lad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ongest Consecutive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um Root to Leaf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urrounded Reg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alindrome Partition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lindrome Partitioning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lone Grap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as S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and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ingl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ingle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py List with Random Poi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ord Br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ord Break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inked List Cyc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inked List Cyc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Reorder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inary Tree Pre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Binary Tree Post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RU Cach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Insertion Sort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ort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ax Points on a Lin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Evaluate Reverse Polish No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Reverse Word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aximum Product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ind Minimum in Rotated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ind Minimum in Rotated Sorted Array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in St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Binary Tree Upside Dow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Read N Characters Given Read4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Read N Characters Given Read4 II - Call multiple ti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Longest Substring with At Most Two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Intersection of Two Linked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ne Edit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ind Peak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issing Ran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aximum Ga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ompare Version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raction to Recurring Decim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wo Sum II - Input array is sor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Excel Sheet Column Tit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jority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Two Sum III - Data structure desig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Excel Sheet Column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actorial Trailing Zero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Binary Search Tree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ungeon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ombine Two Tab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econd Highest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th Highest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ank Sco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Largest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onsecutiv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Employees Earning More Than Their Manag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uplicate E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ustomers Who Never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partment Highest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epartment Top Three Salar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Reverse Words in a String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Repeated DNA 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Best Time to Buy and Sell Stock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otate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Reverse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umber of 1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Word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Valid Phone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ranspose Fi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enth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elete Duplicate E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Rising Temperatu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House Rob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Binary Tree Right Side Vie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mber of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itwise AND of Numbers R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appy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Remove Linked List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ount Pr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Isomorphic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Revers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ourse Schedu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Implement Trie (Prefix Tree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nimum Size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ourse Schedu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Design Add and Search Words Data Structu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Word Search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House Rob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hortest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th Largest Element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ombination Sum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ontains Duplic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he Skyline Probl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ntains Duplicat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ntains Duplicat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aximal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Count Complete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ctangle Area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sic Calcula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Implement Stack using Queu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Invert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Basic Calculato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ummary Ran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ajority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th Smallest Element in a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ower of Tw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Implement Queue using Stack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umber of Digit On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alindrom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Lowest Common Ancestor of a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owest Common Ancestor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elete Node in a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roduct of Array Except Sel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liding Window Maxim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earch a 2D Matri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Different Ways to Add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Valid Ana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hortest Word Dis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hortest Word Dista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hortest Word Distanc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trobogrammatic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trobogrammatic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trobogrammatic Numbe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Group Shifted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Count Univalue Sub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latten 2D Vec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eting Room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eeting Room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actor Combin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Verify Preorder Sequence in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int Hou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inary Tree Path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dd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3Sum Smal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ingle Num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Graph Vali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rips and Us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Ugly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Ugly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int Hous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lindrome Permu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lindrome Permutation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issi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lien Diction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losest Binary Search Tree Valu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Encode and Decode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Closest Binary Search Tree Valu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Integer to English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H-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H-Inde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aint F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Find the Celebr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irst Bad Vers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erfect Squa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Wiggle Sor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Zigzag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Expression Add Operat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ove Zero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eeking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Inorder Successor in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Walls and G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Find the Duplicat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Unique Word Abbrevi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Game of Lif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Word Patter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Word Pattern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im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lip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lip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ind Median from Data Str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Best Meeting Poin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erialize and Deserialize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Binary Tree Longest Consecutive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Bulls and C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Longest Increasing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move Invalid Parenthes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mallest Rectangle Enclosing Black Pixe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ange Sum Query - Immu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Range Sum Query 2D - Immuta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umber of Island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dditiv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Range Sum Query - Muta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Range Sum Query 2D - Mut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est Time to Buy and Sell Stock with Cooldow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inimum Height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parse Matrix Multipli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Burst Ballo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uper Ugly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Binary Tree Vertica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ount of Smaller Numbers After Self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emove Duplicate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hortest Distance from All Build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ximum Product of Word Leng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Bulb Switch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neralized Abbrevi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reate Maximum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in Ch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umber of Connected Components in an Undirected Grap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Wiggle Sor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ximum Size Subarray Sum Equal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ower of Th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unt of Rang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Odd Eve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Longest Increasing Path in a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tching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Verify Preorder Serialization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Reconstruct Itiner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Largest BST Sub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Increasing Triplet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elf Cros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alindrome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House Rob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ounting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ested List Weigh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Longest Substring with At Most K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Flatten Nested List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ower of Fou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Integer Br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Revers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Reverse Vowels of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oving Average from Data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p K Frequent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esign Tic-Tac-To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Intersection of Two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Intersection of Two Array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Android Unlock Patter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ata Stream as Disjoint Interva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sign Snak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ussian Doll Envelop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esign Twit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Line Ref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Count Numbers with Unique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Rearrange String k Distance Apar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Logger Rate Limi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rt Transform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Bomb Enem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esign Hit Cou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x Sum of Rectangle No Larger Than 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ested List Weight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Water and Jug Probl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ind Leaves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Valid Perfect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Largest Divisible Subs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lus One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Range Add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um of Two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uper P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ind K Pairs with Smallest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ess Number Higher or Low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Guess Number Higher or Low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Wiggle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mbination Sum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Kth Smallest Element in a Sorted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Design Phone Directo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Insert Delete GetRandom O(1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Insert Delete GetRandom O(1) - Duplicates allowe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Linked List Random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Ransom No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huffle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ini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Lexicographical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First Unique Character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Longest Absolute File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Find the Differ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Elimination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erfect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Is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UTF-8 Valid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ecode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Longest Substring with At Least K Repeating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otate Fun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Integer Replac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Random Pick 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Evaluate Div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th Digi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Binary W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Remove K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rog Jum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um of Left Leav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vert a Number to Hexadecim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Queue Reconstruction by Heigh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rapping Rain Wat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Valid Word Abbrevi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Longest Palindro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plit Array Largest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inimum Unique Word Abbrevi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Fizz Buzz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rithmetic Sli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hird Maximum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dd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rtition Equal Subs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cific Atlantic Water Fl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entence Screen Fit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ttleships in a 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trong Password Check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aximum XOR of Two Numbe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Valid Word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econstruct Original Digits from Englis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Longest Repeating Character Replac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Word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vert Binary Search Tree to Sorted Doubly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Construct Qua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erialize and Deserialize N-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N-ary Tree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Flatten a Multilevel Doubly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ncode N-ary Tree to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All O`one Data Structu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inimum Genetic 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umber of Segments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on-overlapping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ind Right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ath Sum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Find All Anagram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ernary Expression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K-th Smallest in Lexicographical Or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rranging Coi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Find All Duplicate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tring Com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equence Reconstru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Add Two Number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Arithmetic Slices II -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Number of Boomera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ind All Numbers Disappeared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erialize and Deserialize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elete Node in a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ort Characters By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Minimum Number of Arrows to Burst Ballo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inimum Moves to Equal Array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4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Assign Cook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32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ircular Array Loo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oor Pi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Repeated Substring Patter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LFU Cach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Hamming Dis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inimum Moves to Equal Array Elemen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Island Perime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n I W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Optimal Account Balanc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ount The Repeti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Unique Substrings in Wraparound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Validate IP Addre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onvex Polyg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Implement Rand10() Using Rand7(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Encode String with Shortest Leng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oncatenated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Matchsticks to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Ones and Zer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Hea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Number Comp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Total Hamming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Generate Random Point in a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Largest Palindrome Produc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liding Window Media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Magical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License Key Formatt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mallest Good Bas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ind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Max Consecutive 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redict the Winn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Max Consecutive On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Zuma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Robot Room Clean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he Ma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Increasing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Construct the Rect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Reverse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eemo Attack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Next Greater Element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Random Point in Non-overlapping Rectang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iagonal Traver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he Maz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Keyboard Row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ind Mode in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IP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Next Greater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Base 7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he Maz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elative Rank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erfect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Most Frequent Subtre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ibonacci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Inorder Successor in B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Game Play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Game Play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ind Bottom Left Tre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reedom Trai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ind Largest Value in Each Tree R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Longest Palindromic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uper Washing Machi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oin Change 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Random Flip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etect Capit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Longest Uncommon Subsequence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Longest Uncommon Sub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tinuous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Longest Word in Dictionary through Dele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Contiguous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Beautiful Arrang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Word Abbrevi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Random Pick with Weigh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Minesweep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inimum Absolute Difference in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Lonely Pixel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K-diff Pai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Lonely Pixel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Game Play Analysi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Encode and Decode TinyUR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Construct Binary Tree from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Complex Number Multipli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Convert BST to Greater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inimum Time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ngle Element in a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Reverse String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01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iameter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Output Contest Match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Boundary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Remove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Number of Provi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plit Array with Equal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Binary Tree Longest Consecutive 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Game Play Analysis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tudent Attendance Record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tudent Attendance Recor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Optimal Div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Brick Wal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plit Concatenated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Next Greater Element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everse Words in a String I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Logical OR of Two Binary Grids Represented as Quad-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ximum Depth of N-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ubarray Sum Equal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Array Partition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Longest Line of Consecutive One in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Binary Tree Til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Find the Closest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Array Nes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Reshape the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Permutation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Maximum Vacation D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edian Employee Sal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anagers with at Least 5 Direct Repor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Find Median Given Frequency of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ubtree of Another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quirrel Simul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Winning Candid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Distribute Cand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Out of Boundary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Employee Bonu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Get Highest Answer Rate Ques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ind Cumulative Salary of an Employ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Count Student Number in Depart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hortest Unsorted Continuous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Kill Proce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elete Operation for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Find Customer Refe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Investments in 201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Customer Placing the Largest Number of Ord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Erect the F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Design In-Memory File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N-ary Tree Pre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N-ary Tree Post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Tag Valida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Fraction Addition and Subtra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Valid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Longest Harmonious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Big Countr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Classes More Than 5 Stud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Friend Requests I: Overall Acceptance R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Range Addition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inimum Index Sum of Two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on-negative Integers without Consecutive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Human Traffic of Stadi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Friend Requests II: Who Has the Most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Consecutive Available Sea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esign Compressed String Iterat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Can Place Flow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Construct String from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ales Pers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ree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Find Duplicate File in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Triangle Judg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Valid Triangl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hortest Distance in a Pla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hortest Distance in a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econd Degree Follow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Average Salary: Departments VS Compan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Add Bold Tag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Merge Two Binary Tre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tudents Report By Geograph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Biggest Singl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Not Boring Mov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Task Schedu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Design Circular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Add One Row to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Maximum Distance in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Minimum Factoriz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Exchange Sea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wap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Maximum Product of Three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K Inverse Pairs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Course Schedul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Design Excel Sum Formula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mallest Range Covering Elements from K 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um of Squar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Find the Derangement of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Design Log Storage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Exclusive Time of Fun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Average of Levels in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hopping Off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Decode Way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olve the Equ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Design Circular De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esign Search Autocomplete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Maximum Average Subarray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Maximum Average Subarray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et Mism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Maximum Length of Pair Cha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Palindromic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Replace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Dota2 Sen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2 Keys Key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4 Keys Key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Find Duplicate Sub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Two Sum IV - Input is a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Maximum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Print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Coin Pa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Robot Return to Origi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Find K Closest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plit Array into Consecutive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Remove 9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Image Smooth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Maximum Width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qual Tree Part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trange Prin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Non-decreasing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Path Sum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Beautiful Arrang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Kth Smallest Number in Multiplication T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Trim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Maximum Sw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econd Minimum Node In a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Bulb Switch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Number of Longest Increasing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Longest Continuous Increasing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Cut Off Trees for Golf Even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Implement Magic Diction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Map Sum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Valid Parenthesis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24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Valid Palindrom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Next Closest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Baseball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K Empty Slo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Redundant Conn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Redundant Connect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Repeated String Mat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Longest Univalue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Knight Probability in Chess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Maximum Sum of 3 Non-Overlapping Sub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Employee Impor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tickers to Spell Wo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Top K Frequent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Binary Number with Alternating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Number of Distinct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Max Area of Islan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ount Binary Sub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Degree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Partition to K Equal Sum 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Falling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arch in a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Insert into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earch in a Sorted Array of Unknown Si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Kth Largest Element in a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Binary Sear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esign HashS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esign HashM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Desig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Insert into a Sorted Circular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To Lower Cas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Random Pick with Blackli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Number of Distinct Island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Minimum ASCII Delete Sum for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ubarray Product Less Than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Best Time to Buy and Sell Stock with Transaction F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Range Modu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Max St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1-bit and 2-bit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Maximum Length of Repeated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Find K-th Smallest Pair Dista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Longest Word in Diction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Accounts Mer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Remove Com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andy Crus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Find Pivot Inde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plit Linked List in Par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Number of Ato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Minimum Window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elf Dividing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My Calendar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Count Different Palindromic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My Calenda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My Calenda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Flood Fil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entence Similar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Asteroid Coll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Parse Lisp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entence Similarit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Monotone Increasing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Daily Temperatu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Delete and Ea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Cherry Picku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Closest Leaf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Network Delay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Find Smallest Letter Greater Than Targ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Prefix and Suffix Searc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Min Cost Climbing St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argest Number At Least Twice of Oth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hortest Completing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Contain Viru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Number Of Corner Rectang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IP to CID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Open the Loc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Cracking the Saf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Reach a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Pour Wa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yramid Transition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et Intersection Size At Least Tw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Bold Words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Employee Free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Find Anagram Mapp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pecial Binary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Prime Number of Set Bits in Binary Represen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Partition Labe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Largest Plus Sig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Couples Holding Ha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Toeplitz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Reorganize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Max Chunks To Make Sorte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ax Chunks To Make Sor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Basic Calculator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Jewels and St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Basic Calculato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liding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Minimize Max Distance to Gas St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Global and Local Invers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plit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wap Adjacent in LR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wim in Rising Wa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K-th Symbol in Gramma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Reaching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Rabbits in For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Transform to Chess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inimum Distance Between BST Nod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Letter Case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Is Graph Bipartite?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K-th Smallest Prime Frac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heapest Flights Within K Sto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Rotated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scape The Gho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Domino and Tromino Ti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Custom Sort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Number of Matching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Preimage Size of Factorial Zeroes Func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Valid Tic-Tac-Toe St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Number of Subarrays with Bounded Maxim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Rotat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All Paths From Source to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mallest Rotation with Highest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Champagne Tow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imilar RGB Col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inimum Swaps To Make Sequences Increa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Find Eventual Safe St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ricks Falling When Hi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Unique Morse Code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plit Array With Same Aver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umber of Lines To Writ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Max Increase to Keep City Skyli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oup Serv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Expressive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Chalkboard XOR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ubdomain Visit Cou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Largest Triangle Area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Largest Sum of Avera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inary Tree Prun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s Rou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Ambiguous Coordin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Linked List Compon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Race Ca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Most Common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hort Encoding of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hortest Distance to a Charac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Card Flipping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Binary Trees With Fact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Goat Lati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Friends Of Appropriate A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Most Profit Assigning Wor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Making A Large Isl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Count Unique Characters of All Substrings of a Given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Consecutive Numbers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Positions of Large Group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asking Personal Inform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Flipping an Ima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Find And Replace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um of Distances in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Image Overl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Rectangle Overl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New 21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Push Domin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imilar String Grou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Magic Squares I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Keys and Roo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plit Array into Fibonacci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Guess the Wo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Backspace String Comp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Longest Mountain i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Hand of Straigh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hortest Path Visiting All Nod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hifting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Maximize Distance to Closest Pers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Rectangle Area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Loud and Ri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Peak Index in a Mounta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r Fle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K-Similar 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Exam Roo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core of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Minimum Cost to Hire K Work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Mirror Ref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Buddy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Lemonade Chan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core After Flipping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hortest Subarray with Sum at Least 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All Nodes Distance K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hortest Path to Get All Ke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mallest Subtree with all the Deepest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Prime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Transpose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Binary G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Reordered Power of 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Advantage Shuff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Minimum Number of Refueling Sto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Leaf-Similar Tre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Length of Longest Fibonacci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Walking Robot Simul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Koko Eating Banana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Middle of th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ton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Nth Magical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Profitable Sche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Decoded String at 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Boats to Save Peop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Reachable Nodes In Subdivided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Projection Area of 3D Shap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Uncommon Words from Two Sent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piral Matrix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Possible Bipart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uper Egg Dro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Fair Candy Sw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Construct Binary Tree from Preorder and Post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Find and Replace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um of Subsequence Width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urface Area of 3D Shap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Groups of Special-Equivalent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All Possible Full Binary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aximum Frequency Stac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notonic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Increasing Order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Bitwise ORs of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rderly Que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RLE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Online Stock Spa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Numbers At Most N Given Digit S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Valid Permutations for DI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Fruit Into Bask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ort Array By Par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uper Palindro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um of Subarray Minim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mallest Range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nakes and Lad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mallest Rang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Online E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ort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Cat and Mous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X of a Kind in a Deck of Ca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Partition Array into Disjoint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Word 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Reverse Only Let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Maximum Sum Circular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Complete Binary Tree Inser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Number of Music Play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Minimum Add to Make Parentheses Val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ort Array By Parity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3Sum With Multiplic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Minimize Malware Sprea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Long Pressed N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Flip String to Monotone Increas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Three Equal Par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Minimize Malware Sprea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Unique Email Addres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Binary Subarrays Wi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Minimum Falling Pa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Beautiful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umber of Recent Cal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hortest Brid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Knight Dia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tamping The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Reorder Data in Log Fi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Range Sum of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Minimum Area Rectang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inct Subsequenc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Valid Mounta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DI String M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Find the Shortest Super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Delete Columns to Make Sor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Minimum Increment to Make Array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Validate Stack 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Most Stones Removed with Same Row or Colum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Bag of Toke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Largest Time for Given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Reveal Cards In Increasing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Flip Equivalent Binary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Largest Component Size by Common Fac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Verifying an Alien Diction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Array of Doubled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Delete Columns to Make Sorted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Tallest Bill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Prison Cells After N D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Check Completeness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Regions Cut By Slash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Delete Columns to Make Sorted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N-Repeated Element in Size 2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aximum Width Ram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Minimum Area Rectang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Least Operators to Express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Univalued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Vowel Spellcheck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Numbers With Same Consecutive Differ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Binary Tree Camera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Pancake Sor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Powerful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Flip Binary Tree To Match Pre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Equal Rational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K Closest Points to Orig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ubarray Sums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Odd Even Jum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Largest Perimeter Tri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Squares of a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ngest Turbulent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Distribute Coins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Unique Paths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ime Based Key-Value Sto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Triples with Bitwise AND Equal To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inimum Cost For Tick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tring Without AAA or BBB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um of Even Numbers After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Interval List Interse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Vertical Order Traversal of a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mallest String Starting From Lea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Add to Array-Form of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atisfiability of Equality Equ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Broken Calcul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ubarrays with K Different Inte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ousins in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Rotting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Minimum Number of K Consecutive Bit Fli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Number of Squareful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Find the Town Jud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Maximum Binary Tre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Available Captures for Roo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nimum Cost to Merge St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Grid Illumin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ind Common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heck If Word Is Valid After Substitu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Max Consecutive One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Maximize Sum Of Array After K Neg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Clumsy Factori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Minimum Domino Rotations For Equal R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Construct Binary Search Tree from Pre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Complement of Base 10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Pairs of Songs With Total Durations Divisible by 6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Capacity To Ship Packages Within D D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Numbers With Repeated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Partition Array Into Three Parts With Equal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Best Sightseeing Pai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mallest Integer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Binary String With Substrings Representing 1 To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Convert to Base -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Binary Prefix Divisible By 5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Next Greater Node I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Number of Encla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Remove Outermost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um of Root To Leaf Binary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Camelcase Match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Video Stitch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Divisor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Maximum Difference Between Node and Ances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ongest Arithmetic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Recover a Tree From Preorder Traversa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Two City Schedu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Matrix Cells in Distance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Maximum Sum of Two Non-Overlapping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tream of Charact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Moving Stones Until Consecutiv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Coloring A B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Uncrossed Li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Escape a Large Maz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Valid Boomera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Binary Search Tree to Greater Sum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Minimum Score Triangulation of Polyg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Moving Stones Until Consecutiv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Robot Bounded In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Flower Planting With No Adjac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Partition Array for Maximum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Longest Duplicate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Customers Who Bought All Produc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Last Stone Weigh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Remove All Adjacent Duplicates In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Longest String Cha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Last Stone Weigh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Actors and Directors Who Cooperated At Least Three T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Height Check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Grumpy Bookstore Own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Previous Permutation With One Sw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Distant Barc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hortest Way to Form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Confusi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Campus Bik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inimize Rounding Error to Meet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All Paths from Source Lead to Dest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Missing Element in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xicographically Smallest Equivalent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Longest Repeating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Number of Valid Sub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Fixed Poi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Index Pairs of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Campus Bik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Digit Count in Ran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Product Sales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Product Sales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Product Sales Analysi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Greatest Common Divisor of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Flip Columns For Maximum Number of Equal R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Adding Two Nega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Number of Submatrices That Sum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Project Employee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oject Employee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Project Employee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Occurrences After Bi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Letter Tile Possibilit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Insufficient Nodes in Root to Leaf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mallest Subsequence of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ales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ales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ales Analysis I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um of Digits in the Minimum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High Fiv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Brace Expan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Confusing Numb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Duplicate Zero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Largest Values From Labe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hortest Path in Binary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Shortest Common Super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tatistics from a Large Samp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 Poo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Find in Mounta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Brace Expans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Game Play Analysis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Unpopular Boo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Two Sum Less Than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Find K-Length Substrings With No Repeated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The Earliest Moment When Everyone Become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Path With Maximum Minimum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Distribute Candies to Peop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Path In Zigzag Labell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Filling Bookcase Shel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Parsing A Boolean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New Users Daily Cou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Defanging an IP Addres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Corporate Flight Book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Delete Nodes And Return For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Maximum Nesting Depth of Two Valid Parentheses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Highest Grade For Each Stud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Reported Po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Print in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Print FooBar Alternate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Print Zero Even Od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Building H2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Number of Days in a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Remove Vowels from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Maximum Average Sub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Divide Array Into Increasing 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Relative Sort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Lowest Common Ancestor of Deepest Lea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Longest Well-Performing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Smallest Sufficient T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Active Busines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User Purchase Platfor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Number of Equivalent Domino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Shortest Path with Alternating Col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Minimum Cost Tree From Leaf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Maximum of Absolute Value Ex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Reported Pos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Largest Uniqu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Armstro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Connecting Cities With Minimum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Parallel Cour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N-th Tribonacci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Alphabet Board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Largest 1-Bordered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tone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User Activity for the Past 30 Day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User Activity for the Past 30 Day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Longest Common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Decrease Elements To Make Array Zigz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Binary Tree Coloring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napshot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Longest Chunked Palindrome Decomposi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Article View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Article View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Check If a Number Is Majority Element in a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Minimum Swaps to Group All 1's Togeth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Analyze User Website Visit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tring Transforms Into Another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Day of the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Number of Dice Rolls With 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wap For Longest Repeated Character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Online Majority Element In Sub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Market Analysis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Market Analysi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Find Words That Can Be Formed by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Maximum Level Sum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As Far from Land as Possi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Last Substring in Lexicographical Or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Product Price at a Given D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ingle-Row Keyboa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Design File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Minimum Cost to Connect Stic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Optimize Water Distribution in a Vill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Invalid Transa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Compare Strings by Frequency of the Smallest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Remove Zero Sum Consecutive Nodes from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Dinner Plate Stac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Immediate Food Delivery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Immediate Food Deliver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Prime Arrang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Diet Plan Perform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Can Make Palindrome from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Number of Valid Words for Each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Reformat Department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Count Substrings with Only One Distinct Let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Before and After Puzz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hortest Distance to Target Col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Maximum Number of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Distance Between Bus Stop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Day of the Wee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Maximum Subarray Sum with One Dele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Make Array Strictly Increa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Design Bounded Blocking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Maximum Number of Ballo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Reverse Substrings Between Each Pair of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K-Concatenation Maximum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Critical Connections in a Networ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Monthly Transactions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Tournament Winn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Fizz Buzz Multithrea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How Many Apples Can You Put into the Bask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Minimum Knight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Find Smallest Common Element in All R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Minimum Time to Build Bloc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Minimum Absolute Differ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Ugly Num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Smallest String With Swa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Sort Items by Groups Respecting Dependenc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ast Person to Fit in the Bu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Monthly Transaction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Design Skipli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Unique Number of Occurr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Get Equal Substrings Within Bud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Remove All Adjacent Duplicates in String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Minimum Moves to Reach Target with Rot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Queries Quality and Percenta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Team Scores in Football Tourna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Intersection of Three Sorted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Two Sum B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Stepping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Valid Palindrom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Minimum Cost to Move Chips to The Same Pos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Longest Arithmetic Subsequence of Given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Path with Maximum G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Count Vowels Permut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Split a String in Balanced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Queens That Can Attack the K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Dice Roll Simul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Maximum Equal Frequenc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Report Contiguous Da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The Dining Philosoph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Airplane Seat Assignment Probabi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Missing Number In Arithmetic Progress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Meeting Schedu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Toss Strange Coi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Divide Chocola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Check If It Is a Straight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Remove Sub-Folders from the File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Replace the Substring for Balanced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Maximum Profit in Job Schedul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Web Craw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Find Positive Integer Solution for a Given Equ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Circular Permutation in Binary Represen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Maximum Length of a Concatenated String with Uniqu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Tiling a Rectangle with the Fewest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Number of Comments per Po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Web Crawler Multithrea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Array Transform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Design A Leader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Tree Diame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Palindrome Remova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Minimum Swaps to Make Strings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Count Number of Nice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Minimum Remove to Make Valid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Check If It Is a Good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Average Selling Pri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Cells with Odd Value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Reconstruct a 2-Row Binary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Number of Closed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Maximum Score Words Formed by Lett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Encod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Smallest Common Reg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Synonymous Sent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Handshakes That Don't Cro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Shift 2D Gri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Find Elements in a Contaminat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Greatest Sum Divisible by Th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Minimum Moves to Move a Box to Their Target Loc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Page Recommend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Print Immutable Linked List in Rever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Minimum Time Visiting All Poi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Count Servers that Communic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Search Suggestions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Number of Ways to Stay in the Same Place After Some Ste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All People Report to the Give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Hexspea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Remove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Delete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Number of Ships in a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Find Winner on a Tic Tac Toe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Number of Burgers with No Waste of Ingredi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Count Square Submatrices with All 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Palindrome Partitioning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Traffic Light Controlled Intersec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Students and Examin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Subtract the Product and Sum of Digits of an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Group the People Given the Group Size They Belong T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Find the Smallest Divisor Given a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Minimum Number of Flips to Convert Binary Matrix to Zero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ind the Start and End Number of Continuous 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Iterator for Comb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Element Appearing More Than 25% In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Remove Covered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Minimum Falling Path Sum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Convert Binary Number in a Linked List to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Sequential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Maximum Side Length of a Square with Sum Less than or Equal to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Shortest Path in a Grid with Obstacles Elimin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Weather Type in Each Count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Find Numbers with Even Number of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Divide Array in Sets of K Consecutiv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Maximum Number of Occurrences of a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Maximum Candies You Can Get from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Replace Elements with Greatest Element on Right Sid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Sum of Mutated Array Closest to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Number of Paths with Max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Deepest Leaves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Find the Team Siz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Find N Unique Integers Sum up to Zer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All Elements in Two Binary Search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Jump Gam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Verbal Arithmetic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Running Total for Different Gen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Decrypt String from Alphabet to Integer Mapp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XOR Queries of a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Get Watched Videos by Your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Minimum Insertion Steps to Make a String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Decompress Run-Length Encod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Matrix Block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Sum of Nodes with Even-Valued Grandpar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Distinct Echo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Convert Integer to the Sum of Two No-Zero Integ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Minimum Flips to Make a OR b Equal to c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umber of Operations to Make Network Connec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Minimum Distance to Type a Word Using Two Fin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Restaurant Grow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Ads Perform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Maximum 69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Print Words Vertical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Delete Leaves With a Given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Minimum Number of Taps to Open to Water a Garde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List the Products Ordered in a Perio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Break a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Sort the Matrix Diagonal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Reverse Subarray To Maximize Array Val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Rank Transform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Remove Palindromic Subsequ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Filter Restaurants by Vegan-Friendly, Price and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Find the City With the Smallest Number of Neighbors at a Threshold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Minimum Difficulty of a Job Schedu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Number of Transactions per Visi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The K Weakest Row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Reduce Array Size to The Hal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Maximum Product of Splitt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Jump Game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Movie R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Number of Steps to Reduce a Number to Zer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Number of Sub-arrays of Size K and Average Greater than or Equal to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Angle Between Hands of a Cloc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Jump Game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Check If N and Its Double Ex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Minimum Number of Steps to Make Two Strings Anagra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Tweet Counts Per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Maximum Students Taking Ex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tudents With Invalid Depart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Count Negative Numbers in a Sorted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Product of the Last K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Maximum Number of Events That Can Be Atten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Construct Target Array With Multiple Su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Activity Participa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Sort Integers by The Number of 1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Apply Discount Every n Or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Number of Substrings Containing All Thre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Count All Valid Pickup and Delivery Op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Number of Days Between Two Dat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Validate Binary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Closest Divis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Largest Multiple of Th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Number of Trusted Contacts of a Custom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How Many Numbers Are Smaller Than the Current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Rank Teams by Vo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Linked List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Minimum Cost to Make at Least One Valid Path in a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Get the Second Most Recent Activit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Increasing Decreasing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Find the Longest Substring Containing Vowels in Even 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Longest ZigZag Path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Maximum Sum BST in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Generate a String With Characters That Have Odd Cou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Bulb Switch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Time Needed to Inform All Employ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rog Position After T Seco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Replace Employee ID With The Unique Identifi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Find a Corresponding Node of a Binary Tree in a Clone of That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Lucky Number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Design a Stack With Increment Oper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Balance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Maximum Performance of a T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Total Sales Amount by Yea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Find the Distance Value Between Two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Cinema Seat Allo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Sort Integers by The Power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Pizza With 3n Sli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Create Target Array in the Given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Four Divis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Check if There is a Valid Path in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Longest Happy Pref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Capital Gain/Lo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Find Lucky Integer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Count Number of Tea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Design Underground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Find All Good 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Customers Who Bought Products A and B but Not C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Count Largest Grou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Construct K Palindrome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Circle and Rectangle Overlapp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Reducing Dish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Minimum Subsequence in Non-Increasing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Number of Steps to Reduce a Number in Binary Representation to O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Longest Happ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Stone Gam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Top Travell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tring Matching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Queries on a Permutation With Ke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HTML Entity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Number of Ways to Paint N × 3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Find the Quiet Students in All Exa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Minimum Value to Get Positive Step by Step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Find the Minimum Number of Fibonacci Numbers Whose Sum I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The k-th Lexicographical String of All Happy Strings of Length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Restore The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Reformat Th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Display Table of Food Orders in a Restaura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Minimum Number of Frogs Croak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Build Array Where You Can Find The Maximum Exactly K Comparis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NPV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Maximum Score After Splitting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Maximum Points You Can Obtain from Ca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Diagonal Travers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Constrained Subsequenc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Counting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Perform String Shif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Leftmost Column with at Least a O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First Uniqu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heck If a String Is a Valid Sequence from Root to Leaves Path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Kids With the Greatest Number of Cand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Max Difference You Can Get From Changing an Inte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Check If a String Can Break Another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Number of Ways to Wear Different Hats to Each Oth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Create a Session Bar Char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Destination C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Check If All 1's Are at Least Length K Places Aw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Longest Continuous Subarray With Absolute Diff Less Than or Equal to Limi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Find the Kth Smallest Sum of a Matrix With Sorted Row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Evaluate Boolean Ex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Build an Array With Stack Oper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Count Triplets That Can Form Two Arrays of Equal X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Minimum Time to Collect All Apples in a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Number of Ways of Cutting a Pizza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Apples &amp;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Consecutive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Simplified Fra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Count Good Nodes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Form Largest Integer With Digits That Add up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Number of Students Doing Homework at a Given Ti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Rearrange Words in a Sent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People Whose List of Favorite Companies Is Not a Subset of Another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Maximum Number of Darts Inside of a Circular Dart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Active Us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Check If a Word Occurs As a Prefix of Any Word in a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Maximum Number of Vowels in a Substring of Given Leng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Pseudo-Palindromic Paths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Max Dot Product of Two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Rectangles Area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Make Two Arrays Equal by Reversing Sub-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Check If a String Contains All Binary Codes of Size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Course Schedule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Cherry Pickup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Maximum Product of Two Elements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Maximum Area of a Piece of Cake After Horizontal and Vertical Cu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Reorder Routes to Make All Paths Lead to the City Zer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Probability of a Two Boxes Having The Same Number of Distinct Bal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Calculate Sala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Find All The Lonely Nod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Shuffle the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The k Strongest Value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Design Browser Histo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Paint Hous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Delete N Nodes After M Nodes of a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Final Prices With a Special Discount in a Sho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Subrectangle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Find Two Non-overlapping Sub-arrays Each With 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Allocate Mail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Sales by Day of the Wee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Running Sum of 1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Least Number of Unique Integers after K Remo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Minimum Number of Days to Make m Bouqu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Kth Ancestor of a Tree Nod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Group Sold Products By The D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Clone Binary Tree With Random Poi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XOR Operation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Making File Names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Avoid Flood in The C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Find Critical and Pseudo-Critical Edges in Minimum Spanning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Clone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Average Salary Excluding the Minimum and Maximum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The kth Factor of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Longest Subarray of 1's After Deleting One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Parallel Cours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Friendly Movies Streamed Last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Path Cros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Check If Array Pairs Are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Number of Subsequences That Satisfy the Given Sum Cond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Max Value of Equ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Design a File Sharing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Countries You Can Safely Invest 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Can Make Arithmetic Progression From 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Last Moment Before All Ants Fall Out of a Plan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Count Submatrices With All 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Minimum Possible Integer After at Most K Adjacent Swaps On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Find Root of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Reformat D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Range Sum of Sorted Subarray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Minimum Difference Between Largest and Smallest Value in Three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Stone Game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Customer Order Frequenc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Number of Good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Number of Substrings With Only 1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Path with Maximum Probabi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Best Position for a Service Cent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Move Sub-Tree of N-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Find Users With Valid E-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Water Bott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Number of Nodes in the Sub-Tree With the Same Labe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Maximum Number of Non-Overlapping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Find a Value of a Mysterious Function Closest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Diameter of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Count Odd Numbers in an Interval Ran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Number of Sub-arrays With Odd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Number of Good Ways to Split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Minimum Number of Increments on Subarrays to Form a Target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Patients With a Cond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Shuffl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Bulb Switcher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Number of Good Leaf Nodes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String Compress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The Most Recent Three Or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Find the Index of the Large Inte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Count Good Tripl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Find the Winner of an Array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Minimum Swaps to Arrange a Binary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Get the Maximum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Guess the Majority in a Hidde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Kth Missing Positiv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Can Convert String in K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Minimum Insertions to Balance a Parentheses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Find Longest Awesome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Fix Product Name Form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Make The String Gre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Find Kth Bit in Nth Binar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Maximum Number of Non-Overlapping Subarrays With Sum Equals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Minimum Cost to Cut a Stic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The Most Similar Path in a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The Most Recent Orders for Each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hree Consecutive Od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Minimum Operations to Make Array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Magnetic Force Between Two Bal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Minimum Number of Days to Eat N Orang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Strings Differ by One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Bank Account Summ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Thousand Separat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Minimum Number of Vertices to Reach All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Minimum Numbers of Function Calls to Make Target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Detect Cycles in 2D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Most Visited Sector in a Circular Tr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Maximum Number of Coins You Can 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Find Latest Group of Size 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Stone Game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Put Boxes Into the Warehouse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Unique Orders and Customers Per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Detect Pattern of Length M Repeated K or More T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Maximum Length of Subarray With Positive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Minimum Number of Days to Disconnect Isl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Number of Ways to Reorder Array to Get Same B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Dot Product of Two Sparse Vect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Warehouse Mana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Matrix Diagonal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Number of Ways to Split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hortest Subarray to be Removed to Make Array Sor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Count All Possible Rou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Replace All ?'s to Avoid Consecutive Repeating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Number of Ways Where Square of Number Is Equal to Product of Two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Minimum Deletion Cost to Avoid Repeating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Remove Max Number of Edges to Keep Graph Fully Travers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Put Boxes Into the Warehous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Customer Who Visited but Did Not Make Any Transac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Special Positions in a Binary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Count Unhappy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Min Cost to Connect All Poi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Check If String Is Transformable With Substring Sort Oper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Binary Search Tree Iterato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Bank Account Summary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Sum of All Odd Length Sub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Maximum Sum Obtained of Any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Make Sum Divisible by 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Strange Print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Rearrange Spaces Between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Split a String Into the Max Number of Unique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Maximum Non Negative Product in a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Minimum Cost to Connect Two Groups of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The Most Frequently Ordered Products for Each Custom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Build Binary Expression Tree From Infix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Crawler Log Fol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Maximum Profit of Operating a Centennial Whee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Throne Inheri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Maximum Number of Achievable Transfer Reque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Find Nearest Right Node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Design Parking Syste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Alert Using Same Key-Card Three or More Times in a One Hour Perio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Find Valid Matrix Given Row and Column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Find Servers That Handled Most Number of Reque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Sellers With No Sa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Special Array With X Elements Greater Than or Equal 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Even Od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Maximum Number of Visible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Minimum One Bit Operations to Make Integers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Check If Two Expression Trees are Equival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Find the Missing I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Maximum Nesting Depth of the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Maximal Network Ran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Split Two Strings to Make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Count Subtrees With Max Distance Between Cit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Maximum Font to Fit a Sentence in a Scree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Mean of Array After Removing Some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Coordinate With Maximum Network Qua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Number of Sets of K Non-Overlapping Line Seg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Fancy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All Valid Triplets That Can Represent a Count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Largest Substring Between Two Equal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Lexicographically Smallest String After Applying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Best Team With No Conflic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Graph Connectivity With Threshol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Design an Expression Tree With Evaluate Fun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Slowest Ke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Arithmetic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Path With Minimum Effor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Rank Transform of a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Percentage of Users Attended a Conte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Add Two Polynomials Represented as Linked Li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Hopper Company Queries 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Sort Array by Increasing Frequenc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Widest Vertical Area Between Two Points Containing No Poi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Count Substrings That Differ by One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Number of Ways to Form a Target String Given a Diction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Check Array Formation Through Concaten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Count Sorted Vowel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Furthest Building You Can Rea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Kth Smallest Instruc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Lowest Common Ancestor of a Binary Tre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Hopper Company Queri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Get Maximum in Genera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Minimum Deletions to Make Character Frequencies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Sell Diminishing-Valued Colored Bal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Create Sorted Array through Instruc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Lowest Common Ancestor of a Binary Tre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Hopper Company Queries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Defuse the Bomb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Minimum Deletions to Make String Balanc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Minimum Jumps to Reach H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Distribute Repeating Inte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Design an Ordered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Determine if Two Strings Are Clo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Minimum Operations to Reduce X to Zer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Maximize Grid Happine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Correct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Average Time of Process per Mach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Check If Two String Arrays are Equival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Smallest String With A Given Numeric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Ways to Make a Fair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Minimum Initial Energy to Finish Tas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Change the Root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Fix Names in a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Maximum Repeating Sub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Merge In Between Linked Li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Design Front Middle Back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Minimum Number of Removals to Make Mounta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Richest Customer Weal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Find the Most Competitive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Minimum Moves to Make Array Complement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Minimize Deviation 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Lowest Common Ancestor of a Binary Tree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Product's Worth Over Invoi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Goal Parser Interpre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Max Number of K-Sum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Concatenation of Consecutive 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Minimum Incompatibilit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Longest Palindromic Sub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Invalid Twe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Count the Number of Consistent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Sum of Absolute Differences in a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Stone Game V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elivering Boxes from Storage to Por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Count of Matches in Tourna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Partitioning Into Minimum Number Of Deci-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Stone Game V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Maximum Height by Stacking Cuboi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Count Ways to Distribute Cand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Daily Leads and Partn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Reformat Phon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Maximum Erasur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Jump Game V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Checking Existence of Edge Length Limited Path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Number of Distinct Substring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Number of Calls Between Two Pers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mber of Students Unable to Eat Lun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Average Waiting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Maximum Binary String After Ch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Minimum Adjacent Swaps for K Consecutive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Determine if String Halves Are Alik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Maximum Number of Eaten App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Where Will the Ball Fal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Maximum XOR With an Element From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Largest Subarray Length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Biggest Window Between Vis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Maximum Units on a Tru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Count Good Me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Ways to Split Array Into Three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Minimum Operations to Make a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Sum Of Special Evenly-Spaced Elements 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Count Apples and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Calculate Money in Leetcode Ban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Maximum Score From Removing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Construct the Lexicographically Largest Valid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Number Of Ways To Reconstruct A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Decode XOR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Swapping Nodes in a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Minimize Hamming Distance After Swap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Find Minimum Time to Finish All Job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Checking Existence of Edge Length Limited Path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Number Of Rectangles That Can Form The Largest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Tuple with Same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Largest Submatrix With Rearrang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Cat and Mous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Find Followers Cou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Shortest Path to Get Foo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The Number of Employees Which Report to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Find the Highest Altitud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Minimum Number of People to Tea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Decode XORed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Count Ways to Make Array With Produc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Latest Time by Replacing Hidden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Change Minimum Characters to Satisfy One of Three Condi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Find Kth Largest XOR Coordinat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Building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Find Distance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Find Total Time Spent by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Maximum Number of Balls in a Bo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Restore the Array From Adjacent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Can You Eat Your Favorite Candy on Your Favorite Day?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Palindrome Partitioning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Maximum Subarray Sum After One Oper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Leetflex Banned Ac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Sum of Unique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Maximum Absolute Sum of Any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Minimum Length of String After Deleting Similar 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Maximum Number of Events That Can Be Attende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Check if Array Is Sorted and Rota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Maximum Score From Removing St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Largest Merge Of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Closest Subsequenc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Design Most Recently Used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Recyclable and Low Fat Produc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Minimum Changes To Make Alternating Binary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Count Number of Homogenous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Minimum Limit of Balls in a B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Minimum Degree of a Connected Trio in a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Buildings With an Ocean Vie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Longest Nice Sub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Form Array by Concatenating Subarrays of Another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Map of Highest P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Tree of Copri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Find the Subtasks That Did Not Execu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Merge Strings Alternatel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Minimum Number of Operations to Move All Balls to Each Bo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Maximum Score from Performing Multiplication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Maximize Palindrome Length From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Sort Features by Popular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Count Items Matching a Ru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Closest Dessert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Equal Sum Arrays With Minimum Number of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Car Fleet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Product's Price for Each Sto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Shortest Path in a Hidde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Find Nearest Point That Has the Same X or Y Coordin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heck if Number is a Sum of Powers of Th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Sum of Beauty of All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Count Pairs Of Nod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Grand Slam Tit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Check if Binary String Has at Most One Segment of 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Minimum Elements to Add to Form a Give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Number of Restricted Paths From First to Last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Make the XOR of All Segments Equal to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Maximize the Beauty of the Garde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Primary Department for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Check if One String Swap Can Make Strings Equ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Find Center of Star Grap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Maximum Average Pass Rati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Maximum Score of a Good Sub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Count Pairs of Equal Substrings With Minimum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Rearrange Products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Second Largest Digit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Design Authenticatio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Maximum Number of Consecutive Values You Can Mak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Maximize Score After N Oper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Maximum Ascending Subarray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Number of Orders in the Backlo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Maximum Value at a Given Index in a Bound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Count Pairs With XOR in a Ran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Implement Trie II (Prefix Tree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Number of Different Integers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Minimum Number of Operations to Reinitialize a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Evaluate the Bracket Pairs of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Maximize Number of Nice Divis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Ad-Free Sess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nimum Path Cost in a Hidde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Find Interview Candid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Determine Color of a Chessboard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Sentence Similarity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Count Nice Pai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Maximum Number of Groups Getting Fresh Donu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Truncate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Finding the Users Active Minu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Minimum Absolute Sum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Number of Different Subsequences GC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aximum Number of Accepted Invit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Find Customers With Positive Revenue this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Sign of the Product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Find the Winner of the Circular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Minimum Sideway Jum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Finding MK Aver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Faulty Sens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Minimum Operations to Make the Array Increa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Queries on Number of Points Inside a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Maximum XOR for Each Que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nimum Number of Operations to Make String Sorte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Maximum Transaction Each D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Check if the Sentence Is Pan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Maximum Ice Cream Ba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Single-Threaded CPU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Find XOR Sum of All Pairs Bitwise 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Remove Duplicates From an Unsorted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Sum of Digits in Base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Frequency of the Most Frequent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Longest Substring Of All Vowels in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aximum Building Heigh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League Statistic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Next Palindrome Using Same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Suspicious Bank Ac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Replace All Digits with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eat Reservatio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Maximum Element After Decreasing and Rearrang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Closest Roo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Minimum Distance to the Target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Splitting a String Into Descending Consecutive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nimum Adjacent Swaps to Reach the Kth Smallest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Minimum Interval to Include Each Que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Distinct Numbers in Each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Convert Date Form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Maximum Population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Maximum Distance Between a Pair of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aximum Subarray Min-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Largest Color Value in a Directed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ongest Word With All Prefix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Sorting the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Incremental Memory L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Rotating the Bo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Sum of Floored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Sum of All Subset XOR Tota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inimum Number of Swaps to Make the Binary String Altern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Finding Pairs With a Certai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Number of Ways to Rearrange Sticks With K Sticks Visi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Orders With Maximum Quantity Above Avera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Product of Two Run-Length Encoded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Longer Contiguous Segments of Ones than Zero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Minimum Speed to Arrive on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Jump Game V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Stone Game V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Calculate Special Bonu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Minimize Product Sum of Two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Group Employees of the Same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Substrings of Size Three with Distinct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inimize Maximum Pair Sum i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Get Biggest Three Rhombus Sums in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Minimum XOR Sum of Two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Check if Word Equals Summation of Two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Maximum Value after Inser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Process Tasks Using Serv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Minimum Skips to Arrive at Meeting On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Egg Drop With 2 Eggs and N Flo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Count Pairs in Two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Determine Whether Matrix Can Be Obtained By Ro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Reduction Operations to Make the Array Elements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Minimum Number of Flips to Make the Binary String Altern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Minimum Space Wasted From Packag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The Latest Login in 2020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Cutting Ribb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Page Recommendation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Check if All the Integers in a Range Are Cover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Find the Student that Will Replace the Chal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argest Magic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inimum Cost to Change the Final Value of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Redistribute Characters to Make All Strings Equ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aximum Number of Removabl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erge Triplets to Form Target Tripl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The Earliest and Latest Rounds Where Players Compe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Find a Peak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Depth of BST Given Insertion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Largest Odd Number in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The Number of Full Rounds You Have Play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Count Sub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Minimum Absolute Difference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Count Salary Catego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Game of Ni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Remove One Element to Make the Array Strictly Increa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Remove All Occurrences of a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aximum Alternating Subsequenc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Design Movie Rental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Maximum Product Difference Between Two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Cyclically Rotating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Number of Wonderful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Count Ways to Build Rooms in an Ant Colon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Leetcodify Friends Recommend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Kth Smallest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Leetcodify Similar Frie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Build Array from Permu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Eliminate Maximum Number of Mons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Count Good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Longest Common Subpa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Erect the Fenc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Count Square Sum Trip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Nearest Exit from Entrance in Ma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Sum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Minimum Cost to Reach Destination in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Concatenation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Unique Length-3 Palindromic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Painting a Grid With Three Different Col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Merge BSTs to Create Single B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Check if String Is Decomposable Into Value-Equal Sub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Confirmation R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Maximum Number of Words You Can Typ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Add Minimum Number of Ru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Maximum Number of Points with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Maximum Genetic Difference Que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Users That Actively Request Confirmation Messa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Longest Common Subsequence Between Sorted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Check if All Characters Have Equal Number of Occurr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The Number of the Smallest Unoccupied Chai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Describe the Pain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Number of Visible People in a Que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Sum of Digits of String After Conver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Largest Number After Mutating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Maximum Compatibility Scor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Delete Duplicate Folders in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Strong Friendshi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Maximum of Minimum Values in All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All the Pairs With the Maximum Number of Common Follow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Three Diviso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Maximum Number of Weeks for Which You Can Wor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Minimum Garden Perimeter to Collect Enough App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Count Number of Special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Minimum Time For K Virus Variants to Sprea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Delete Characters to Make Fancy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Check if Move is Leg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Minimum Total Space Wasted With K Resizing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Maximum Product of the Length of Two Palindromic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Check If String Is a Prefix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Remove Stones to Minimize the Tot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Minimum Number of Swaps to Make the String Balanc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Find the Longest Valid Obstacle Course at Each Posi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Employees With Missing Inform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Binary Searchable Numbers in an Un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Number of Strings That Appear as Substrings in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Array With Elements Not Equal to Average of Neighb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Minimum Non-Zero Product of the Array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Last Day Where You Can Still Cro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ind if Path Exists in Grap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First and Last Call On the Same D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Count Nodes Equal to Sum of Descenda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Minimum Time to Type Word Using Special Typewri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Maximum Matrix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Number of Ways to Arrive at Dest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Number of Ways to Separate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Employees Whose Manager Left the Compan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Find Greatest Common Divisor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Find Unique Binar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Minimize the Difference Between Target and Chosen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Find Array Given Subset Su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Widest Pair of Indices With Equal Rang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Minimum Difference Between Highest and Lowest of K Scor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Find the Kth Largest Integer in the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Minimum Number of Work Sessions to Finish the Tas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Number of Unique Good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ind Cutoff Score for Each Schoo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aximum Number of People That Can Be Caught in T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Count the Number of Experi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ind the Middle Index 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ind All Groups of Farmlan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Operations on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Number of Good Subse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ount Special Quadrupl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Number of Weak Characters in th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irst Day Where You Have Been in All the Roo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CD Sort of an Array</text:p>
          </table:table-cell>
          <table:table-cell office:value-type="string">
            <text:p>Hard</text:p>
          </table:table-cell>
        </table:table-row>
      </table:table>
      <table:database-ranges>
        <table:database-range table:target-range-address="'Çalışma Sayfası3'.A2:'Çalışma Sayfası3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6.09.2021</text:date>, <text:time>15:40:47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03:42:19.77</meta:creation-date>
    <dc:date>2021-09-06T15:40:47.26</dc:date>
    <meta:editing-duration>PT54M12S</meta:editing-duration>
    <meta:editing-cycles>14</meta:editing-cycles>
    <meta:generator>OpenOffice/4.1.8$Win32 OpenOffice.org_project/418m3$Build-9803</meta:generator>
    <meta:document-statistic meta:table-count="1" meta:cell-count="5997" meta:object-count="0"/>
  </office:meta>
</office:document-meta>
</file>